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EUROSTAT_5f_2014.csv" style:display-name="PageStyle_Economy_General_Gov_Gross_Debt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